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d" table:style-name="ta1">
        <table:shapes>
          <draw:frame draw:z-index="0" draw:style-name="gr1" draw:text-style-name="P1" svg:width="398.78pt" svg:height="219.03pt" svg:x="407.2pt" svg:y="9.24pt">
            <loext:p draw:notify-on-update-of-ranges="2d.E4:2d.E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63.6pt" svg:height="254.58pt" svg:x="32.34pt" svg:y="212.63pt">
            <loext:p draw:notify-on-update-of-ranges="2d.A5:2d.A12 2d.E5:2d.E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loglik</text:p>
          </table:table-cell>
          <table:table-cell office:value-type="string" calcext:value-type="string">
            <text:p># param</text:p>
          </table:table-cell>
          <table:table-cell office:value-type="string" calcext:value-type="string">
            <text:p>ln(n)*k</text:p>
          </table:table-cell>
          <table:table-cell office:value-type="string" calcext:value-type="string">
            <text:p>bi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321" calcext:value-type="float">
            <text:p>57321</text:p>
          </table:table-cell>
          <table:table-cell table:formula="of:=2*[.A4]*2" office:value-type="float" office:value="16" calcext:value-type="float">
            <text:p>16</text:p>
          </table:table-cell>
          <table:table-cell table:formula="of:=LN([.$B$1])*[.C4]" office:value-type="float" office:value="150.282590860322" calcext:value-type="float">
            <text:p>150.2825908603</text:p>
          </table:table-cell>
          <table:table-cell table:formula="of:=LN([.$B$1])*[.C4] - 2*[.B4]" office:value-type="float" office:value="-114491.71740914" calcext:value-type="float">
            <text:p>-114491.717409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545" calcext:value-type="float">
            <text:p>62545</text:p>
          </table:table-cell>
          <table:table-cell table:formula="of:=2*[.A5]*2" office:value-type="float" office:value="20" calcext:value-type="float">
            <text:p>20</text:p>
          </table:table-cell>
          <table:table-cell table:formula="of:=LN([.$B$1])*[.C5]" office:value-type="float" office:value="187.853238575403" calcext:value-type="float">
            <text:p>187.8532385754</text:p>
          </table:table-cell>
          <table:table-cell table:formula="of:=LN([.$B$1])*[.C5] - 2*[.B5]" office:value-type="float" office:value="-124902.146761425" calcext:value-type="float">
            <text:p>-124902.1467614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267" calcext:value-type="float">
            <text:p>63267</text:p>
          </table:table-cell>
          <table:table-cell table:formula="of:=2*[.A6]*2" office:value-type="float" office:value="24" calcext:value-type="float">
            <text:p>24</text:p>
          </table:table-cell>
          <table:table-cell table:formula="of:=LN([.$B$1])*[.C6]" office:value-type="float" office:value="225.423886290483" calcext:value-type="float">
            <text:p>225.4238862905</text:p>
          </table:table-cell>
          <table:table-cell table:formula="of:=LN([.$B$1])*[.C6] - 2*[.B6]" office:value-type="float" office:value="-126308.57611371" calcext:value-type="float">
            <text:p>-126308.576113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510" calcext:value-type="float">
            <text:p>63510</text:p>
          </table:table-cell>
          <table:table-cell table:formula="of:=2*[.A7]*2" office:value-type="float" office:value="28" calcext:value-type="float">
            <text:p>28</text:p>
          </table:table-cell>
          <table:table-cell table:formula="of:=LN([.$B$1])*[.C7]" office:value-type="float" office:value="262.994534005564" calcext:value-type="float">
            <text:p>262.9945340056</text:p>
          </table:table-cell>
          <table:table-cell table:formula="of:=LN([.$B$1])*[.C7] - 2*[.B7]" office:value-type="float" office:value="-126757.005465994" calcext:value-type="float">
            <text:p>-126757.0054659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677" calcext:value-type="float">
            <text:p>63677</text:p>
          </table:table-cell>
          <table:table-cell table:formula="of:=2*[.A8]*2" office:value-type="float" office:value="32" calcext:value-type="float">
            <text:p>32</text:p>
          </table:table-cell>
          <table:table-cell table:formula="of:=LN([.$B$1])*[.C8]" office:value-type="float" office:value="300.565181720644" calcext:value-type="float">
            <text:p>300.5651817206</text:p>
          </table:table-cell>
          <table:table-cell table:formula="of:=LN([.$B$1])*[.C8] - 2*[.B8]" office:value-type="float" office:value="-127053.434818279" calcext:value-type="float">
            <text:p>-127053.4348182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731" calcext:value-type="float">
            <text:p>63731</text:p>
          </table:table-cell>
          <table:table-cell table:formula="of:=2*[.A9]*2" office:value-type="float" office:value="36" calcext:value-type="float">
            <text:p>36</text:p>
          </table:table-cell>
          <table:table-cell table:formula="of:=LN([.$B$1])*[.C9]" office:value-type="float" office:value="338.135829435725" calcext:value-type="float">
            <text:p>338.1358294357</text:p>
          </table:table-cell>
          <table:table-cell table:formula="of:=LN([.$B$1])*[.C9] - 2*[.B9]" office:value-type="float" office:value="-127123.864170564" calcext:value-type="float">
            <text:p>-127123.8641705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737" calcext:value-type="float">
            <text:p>63737</text:p>
          </table:table-cell>
          <table:table-cell table:formula="of:=2*[.A10]*2" office:value-type="float" office:value="40" calcext:value-type="float">
            <text:p>40</text:p>
          </table:table-cell>
          <table:table-cell table:formula="of:=LN([.$B$1])*[.C10]" office:value-type="float" office:value="375.706477150805" calcext:value-type="float">
            <text:p>375.7064771508</text:p>
          </table:table-cell>
          <table:table-cell table:formula="of:=LN([.$B$1])*[.C10] - 2*[.B10]" office:value-type="float" office:value="-127098.293522849" calcext:value-type="float">
            <text:p>-127098.2935228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752" calcext:value-type="float">
            <text:p>63752</text:p>
          </table:table-cell>
          <table:table-cell table:formula="of:=2*[.A11]*2" office:value-type="float" office:value="44" calcext:value-type="float">
            <text:p>44</text:p>
          </table:table-cell>
          <table:table-cell table:formula="of:=LN([.$B$1])*[.C11]" office:value-type="float" office:value="413.277124865886" calcext:value-type="float">
            <text:p>413.2771248659</text:p>
          </table:table-cell>
          <table:table-cell table:formula="of:=LN([.$B$1])*[.C11] - 2*[.B11]" office:value-type="float" office:value="-127090.722875134" calcext:value-type="float">
            <text:p>-127090.7228751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769" calcext:value-type="float">
            <text:p>63769</text:p>
          </table:table-cell>
          <table:table-cell table:formula="of:=2*[.A12]*2" office:value-type="float" office:value="48" calcext:value-type="float">
            <text:p>48</text:p>
          </table:table-cell>
          <table:table-cell table:formula="of:=LN([.$B$1])*[.C12]" office:value-type="float" office:value="450.847772580967" calcext:value-type="float">
            <text:p>450.847772581</text:p>
          </table:table-cell>
          <table:table-cell table:formula="of:=LN([.$B$1])*[.C12] - 2*[.B12]" office:value-type="float" office:value="-127087.152227419" calcext:value-type="float">
            <text:p>-127087.1522274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2*[.A13]*2" office:value-type="float" office:value="52" calcext:value-type="float">
            <text:p>52</text:p>
          </table:table-cell>
          <table:table-cell table:formula="of:=LN([.$B$1])*[.C13]" office:value-type="float" office:value="488.418420296047" calcext:value-type="float">
            <text:p>488.418420296</text:p>
          </table:table-cell>
          <table:table-cell table:formula="of:=LN([.$B$1])*[.C13] - 2*[.B13]" office:value-type="float" office:value="488.418420296047" calcext:value-type="float">
            <text:p>488.4184202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2*[.A14]*2" office:value-type="float" office:value="56" calcext:value-type="float">
            <text:p>56</text:p>
          </table:table-cell>
          <table:table-cell table:formula="of:=LN([.$B$1])*[.C14]" office:value-type="float" office:value="525.989068011128" calcext:value-type="float">
            <text:p>525.9890680111</text:p>
          </table:table-cell>
          <table:table-cell table:formula="of:=LN([.$B$1])*[.C14] - 2*[.B14]" office:value-type="float" office:value="525.989068011128" calcext:value-type="float">
            <text:p>525.98906801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2*[.A15]*2" office:value-type="float" office:value="60" calcext:value-type="float">
            <text:p>60</text:p>
          </table:table-cell>
          <table:table-cell table:formula="of:=LN([.$B$1])*[.C15]" office:value-type="float" office:value="563.559715726208" calcext:value-type="float">
            <text:p>563.5597157262</text:p>
          </table:table-cell>
          <table:table-cell table:formula="of:=LN([.$B$1])*[.C15] - 2*[.B15]" office:value-type="float" office:value="563.559715726208" calcext:value-type="float">
            <text:p>563.5597157262</text:p>
          </table:table-cell>
        </table:table-row>
      </table:table>
      <table:table table:name="1d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loglik</text:p>
          </table:table-cell>
          <table:table-cell office:value-type="string" calcext:value-type="string">
            <text:p># param</text:p>
          </table:table-cell>
          <table:table-cell office:value-type="string" calcext:value-type="string">
            <text:p>ln(n)*k</text:p>
          </table:table-cell>
          <table:table-cell office:value-type="string" calcext:value-type="string">
            <text:p>bi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431" calcext:value-type="float">
            <text:p>24431</text:p>
          </table:table-cell>
          <table:table-cell table:formula="of:=2*[.A4]" office:value-type="float" office:value="4" calcext:value-type="float">
            <text:p>4</text:p>
          </table:table-cell>
          <table:table-cell table:formula="of:=LN([.$B$1])*[.C4]" office:value-type="float" office:value="37.5706477150805" calcext:value-type="float">
            <text:p>37.5706477151</text:p>
          </table:table-cell>
          <table:table-cell table:formula="of:=LN([.$B$1])*[.C4] - 2*[.B4]" office:value-type="float" office:value="-48824.4293522849" calcext:value-type="float">
            <text:p>-48824.42935228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576" calcext:value-type="float">
            <text:p>25576</text:p>
          </table:table-cell>
          <table:table-cell table:formula="of:=2*[.A5]" office:value-type="float" office:value="6" calcext:value-type="float">
            <text:p>6</text:p>
          </table:table-cell>
          <table:table-cell table:formula="of:=LN([.$B$1])*[.C5]" office:value-type="float" office:value="56.3559715726208" calcext:value-type="float">
            <text:p>56.3559715726</text:p>
          </table:table-cell>
          <table:table-cell table:formula="of:=LN([.$B$1])*[.C5] - 2*[.B5]" office:value-type="float" office:value="-51095.6440284274" calcext:value-type="float">
            <text:p>-51095.64402842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924" calcext:value-type="float">
            <text:p>25924</text:p>
          </table:table-cell>
          <table:table-cell table:formula="of:=2*[.A6]" office:value-type="float" office:value="8" calcext:value-type="float">
            <text:p>8</text:p>
          </table:table-cell>
          <table:table-cell table:formula="of:=LN([.$B$1])*[.C6]" office:value-type="float" office:value="75.1412954301611" calcext:value-type="float">
            <text:p>75.1412954302</text:p>
          </table:table-cell>
          <table:table-cell table:formula="of:=LN([.$B$1])*[.C6] - 2*[.B6]" office:value-type="float" office:value="-51772.8587045698" calcext:value-type="float">
            <text:p>-51772.85870456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936" calcext:value-type="float">
            <text:p>25936</text:p>
          </table:table-cell>
          <table:table-cell table:formula="of:=2*[.A7]" office:value-type="float" office:value="10" calcext:value-type="float">
            <text:p>10</text:p>
          </table:table-cell>
          <table:table-cell table:formula="of:=LN([.$B$1])*[.C7]" office:value-type="float" office:value="93.9266192877014" calcext:value-type="float">
            <text:p>93.9266192877</text:p>
          </table:table-cell>
          <table:table-cell table:formula="of:=LN([.$B$1])*[.C7] - 2*[.B7]" office:value-type="float" office:value="-51778.0733807123" calcext:value-type="float">
            <text:p>-51778.07338071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2*[.A8]" office:value-type="float" office:value="12" calcext:value-type="float">
            <text:p>12</text:p>
          </table:table-cell>
          <table:table-cell table:formula="of:=LN([.$B$1])*[.C8]" office:value-type="float" office:value="112.711943145242" calcext:value-type="float">
            <text:p>112.7119431452</text:p>
          </table:table-cell>
          <table:table-cell table:formula="of:=LN([.$B$1])*[.C8] - 2*[.B8]" office:value-type="float" office:value="112.711943145242" calcext:value-type="float">
            <text:p>112.71194314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2*[.A9]" office:value-type="float" office:value="14" calcext:value-type="float">
            <text:p>14</text:p>
          </table:table-cell>
          <table:table-cell table:formula="of:=LN([.$B$1])*[.C9]" office:value-type="float" office:value="131.497267002782" calcext:value-type="float">
            <text:p>131.4972670028</text:p>
          </table:table-cell>
          <table:table-cell table:formula="of:=LN([.$B$1])*[.C9] - 2*[.B9]" office:value-type="float" office:value="131.497267002782" calcext:value-type="float">
            <text:p>131.49726700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2*[.A10]" office:value-type="float" office:value="16" calcext:value-type="float">
            <text:p>16</text:p>
          </table:table-cell>
          <table:table-cell table:formula="of:=LN([.$B$1])*[.C10]" office:value-type="float" office:value="150.282590860322" calcext:value-type="float">
            <text:p>150.2825908603</text:p>
          </table:table-cell>
          <table:table-cell table:formula="of:=LN([.$B$1])*[.C10] - 2*[.B10]" office:value-type="float" office:value="150.282590860322" calcext:value-type="float">
            <text:p>150.28259086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2*[.A11]" office:value-type="float" office:value="18" calcext:value-type="float">
            <text:p>18</text:p>
          </table:table-cell>
          <table:table-cell table:formula="of:=LN([.$B$1])*[.C11]" office:value-type="float" office:value="169.067914717862" calcext:value-type="float">
            <text:p>169.0679147179</text:p>
          </table:table-cell>
          <table:table-cell table:formula="of:=LN([.$B$1])*[.C11] - 2*[.B11]" office:value-type="float" office:value="169.067914717862" calcext:value-type="float">
            <text:p>169.06791471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2*[.A12]" office:value-type="float" office:value="20" calcext:value-type="float">
            <text:p>20</text:p>
          </table:table-cell>
          <table:table-cell table:formula="of:=LN([.$B$1])*[.C12]" office:value-type="float" office:value="187.853238575403" calcext:value-type="float">
            <text:p>187.8532385754</text:p>
          </table:table-cell>
          <table:table-cell table:formula="of:=LN([.$B$1])*[.C12] - 2*[.B12]" office:value-type="float" office:value="187.853238575403" calcext:value-type="float">
            <text:p>187.85323857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2*[.A13]" office:value-type="float" office:value="22" calcext:value-type="float">
            <text:p>22</text:p>
          </table:table-cell>
          <table:table-cell table:formula="of:=LN([.$B$1])*[.C13]" office:value-type="float" office:value="206.638562432943" calcext:value-type="float">
            <text:p>206.6385624329</text:p>
          </table:table-cell>
          <table:table-cell table:formula="of:=LN([.$B$1])*[.C13] - 2*[.B13]" office:value-type="float" office:value="206.638562432943" calcext:value-type="float">
            <text:p>206.63856243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2*[.A14]" office:value-type="float" office:value="24" calcext:value-type="float">
            <text:p>24</text:p>
          </table:table-cell>
          <table:table-cell table:formula="of:=LN([.$B$1])*[.C14]" office:value-type="float" office:value="225.423886290483" calcext:value-type="float">
            <text:p>225.4238862905</text:p>
          </table:table-cell>
          <table:table-cell table:formula="of:=LN([.$B$1])*[.C14] - 2*[.B14]" office:value-type="float" office:value="225.423886290483" calcext:value-type="float">
            <text:p>225.42388629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2*[.A15]" office:value-type="float" office:value="26" calcext:value-type="float">
            <text:p>26</text:p>
          </table:table-cell>
          <table:table-cell table:formula="of:=LN([.$B$1])*[.C15]" office:value-type="float" office:value="244.209210148024" calcext:value-type="float">
            <text:p>244.209210148</text:p>
          </table:table-cell>
          <table:table-cell table:formula="of:=LN([.$B$1])*[.C15] - 2*[.B15]" office:value-type="float" office:value="244.209210148024" calcext:value-type="float">
            <text:p>244.2092101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6">00/00/0000</text:date>, <text:time style:data-style-name="N2" text:time-value="16:47:49.2102162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1T16:35:20.177387118</meta:creation-date>
    <dc:date>2018-04-06T12:55:19.614304415</dc:date>
    <meta:editing-duration>PT19H46M13S</meta:editing-duration>
    <meta:editing-cycles>4</meta:editing-cycles>
    <meta:generator>LibreOffice/5.1.6.2$Linux_X86_64 LibreOffice_project/10m0$Build-2</meta:generator>
    <meta:document-statistic meta:table-count="2" meta:cell-count="12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069cm" svg:height="7.728cm" xlink:href=".." xlink:type="simple" chart:class="chart:line" chart:style-name="ch1">
        <chart:legend chart:legend-position="end" svg:x="11.217cm" svg:y="3.565cm" style:legend-expansion="high" chart:style-name="ch2"/>
        <chart:plot-area chart:style-name="ch3" table:cell-range-address="2d.E4:2d.E12" svg:x="0.281cm" svg:y="0.154cm" svg:width="10.655cm" svg:height="7.42cm">
          <chartooo:coordinate-region svg:x="1.749cm" svg:y="0.353cm" svg:width="9.093cm" svg:height="7.0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d.E4:2d.E12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14491.71740914">
                <text:p>-114491.71740914</text:p>
                <draw:g>
                  <svg:desc>2d.E4:2d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24902.146761425">
                <text:p>-124902.1467614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26308.57611371">
                <text:p>-126308.576113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26757.005465994">
                <text:p>-126757.0054659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27053.434818279">
                <text:p>-127053.4348182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27123.864170564">
                <text:p>-127123.8641705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27098.293522849">
                <text:p>-127098.2935228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27090.722875134">
                <text:p>-127090.7228751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27087.152227419">
                <text:p>-127087.1522274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aximum="-126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828cm" svg:height="8.982cm" xlink:href=".." xlink:type="simple" chart:class="chart:scatter" chart:style-name="ch1">
        <chart:plot-area chart:style-name="ch2" table:cell-range-address="2d.A5:2d.A12 2d.E5:2d.E12" svg:x="0.256cm" svg:y="0.179cm" svg:width="12.316cm" svg:height="8.624cm">
          <chartooo:coordinate-region svg:x="1.724cm" svg:y="0.378cm" svg:width="10.661cm" svg:height="8.22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2d.E5:2d.E12" chart:class="chart:scatter">
            <chart:domain table:cell-range-address="2d.A5:2d.A12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2d.A5:2d.A12</svg:desc>
                </draw:g>
              </table:table-cell>
              <table:table-cell office:value-type="float" office:value="-124902.146761425">
                <text:p>-124902.146761425</text:p>
                <draw:g>
                  <svg:desc>2d.E5:2d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-126308.57611371">
                <text:p>-126308.576113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-126757.005465994">
                <text:p>-126757.0054659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-127053.434818279">
                <text:p>-127053.4348182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-127123.864170564">
                <text:p>-127123.8641705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-127098.293522849">
                <text:p>-127098.2935228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-127090.722875134">
                <text:p>-127090.7228751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-127087.152227419">
                <text:p>-127087.1522274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